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Mustapha Lateb</text:p>
      <text:p text:style-name="Text_20_body">Site: <text:a xlink:type="simple" xlink:href="https://mlateb.github.io" office:name=""><text:span text:style-name="Definition">https://mlateb.github.io</text:span></text:a><text:line-break/>Email: <text:a xlink:type="simple" xlink:href="mailto:mustapha.lateb@gmail.com" office:name=""><text:span text:style-name="Definition">mustapha.lateb@gmail.com</text:span></text:a><text:line-break/>GitHub: <text:a xlink:type="simple" xlink:href="https://github.com/mlateb" office:name=""><text:span text:style-name="Definition">https://github.com/mlateb</text:span></text:a><text:line-break/>Stackoverflow: <text:a xlink:type="simple" xlink:href="https://stackoverflow.com/cv/mlateb" office:name=""><text:span text:style-name="Definition">https://stackoverflow.com/cv/mlateb</text:span></text:a><text:line-break/>Twitter: <text:a xlink:type="simple" xlink:href="https://twitter.com/MustaphaLateb" office:name=""><text:span text:style-name="Definition">https://twitter.com/MustaphaLateb</text:span></text:a><text:line-break/>Adress: Chania, Greece</text:p>
      <text:h text:style-name="Heading_20_2" text:outline-level="2"><text:bookmark-start text:name="work-experience"/>Work Experience<text:bookmark-end text:name="work-experience"/></text:h>
      <text:p text:style-name="First_20_paragraph"><text:span text:style-name="T1">Researcher</text:span> at the <text:span text:style-name="T2">Geoinformation in Environmental Management</text:span> departement of the <text:span text:style-name="T2">Mediterranean Agronomic Institute of Chania</text:span> <text:a xlink:type="simple" xlink:href="https://www.iamc.ciheam.org/" office:name=""><text:span text:style-name="Definition">MAICh</text:span></text:a>.</text:p>
      <text:h text:style-name="Heading_20_2" text:outline-level="2"><text:bookmark-start text:name="communication-and-organisation"/>Communication and Organisation<text:bookmark-end text:name="communication-and-organisation"/></text:h>
      <text:p text:style-name="First_20_paragraph">Used to work in multicultural and multidisciplinary teams. Open to new ideas and challenges. I was in the organising committee of the following conferences:</text:p>
      <text:list text:style-name="L1">
        <text:list-item>
          <text:p text:style-name="P1"><text:a xlink:type="simple" xlink:href="http://symposium.earsel.org/38th-symposium-Chania/" office:name=""><text:span text:style-name="Definition">38th Annual EARSeL Symposium</text:span></text:a><text:line-break/></text:p>
        </text:list-item>
        <text:list-item>
          <text:p text:style-name="P1"><text:a xlink:type="simple" xlink:href="http://ffsig2017.maich.gr/en/" office:name=""><text:span text:style-name="Definition">11th EARSeL Forest Fires SIG Workshop</text:span></text:a></text:p>
        </text:list-item>
      </text:list>
      <text:h text:style-name="Heading_20_2" text:outline-level="2"><text:bookmark-start text:name="other-work-experience"/>Other Work Experience<text:bookmark-end text:name="other-work-experience"/></text:h>
      <text:p text:style-name="First_20_paragraph">During two years I worked<text:line-break/>* Mar 2013–Sep 2013 : <text:span text:style-name="T1">Energy Steward</text:span> at Aldaph (Novo Nordisk A/S),TO, Algeria * Nov 2011–Feb 2013 : <text:span text:style-name="T1">Quality Assurance Technician</text:span> at Aldaph (Novo Nordisk A/S),TO, Algeria<text:line-break/>Novo Nordisk A/S - Global healthcare company headquartered in Denmark.</text:p>
      <text:h text:style-name="Heading_20_2" text:outline-level="2"><text:bookmark-start text:name="education"/>Education<text:bookmark-end text:name="education"/></text:h>
      <text:list text:style-name="L2">
        <text:list-item>
          <text:p text:style-name="P2">2016 – current : <text:span text:style-name="T2">PhD student</text:span>, <text:span text:style-name="T1">Geoinformation applied to Plant Ecology</text:span>, UMMTO, Algeria<text:line-break/><text:span text:style-name="T2">Topic:</text:span> Multitemporal landcover mapping<text:line-break/></text:p>
        </text:list-item>
        <text:list-item>
          <text:p text:style-name="P2">2013 - 2016 : <text:span text:style-name="T2">M. Sc. Degree (2 years)</text:span>, <text:span text:style-name="T1">Geoinformation in Environmental Management</text:span>, MAICh, Greece<text:line-break/><text:span text:style-name="T2">Thesis topic:</text:span> " Development of an object-based classification model for monitoring treeline shifting, using aerial photography"<text:line-break/></text:p>
        </text:list-item>
        <text:list-item>
          <text:p text:style-name="P2">2011-2014 : <text:span text:style-name="T2">Magister degree (2 years)</text:span>, <text:span text:style-name="T1">Applied Plant Ecology and Environmental Management</text:span>, UMMTO, Algeria<text:line-break/><text:span text:style-name="T2">Thesis topic:</text:span> " Study of oak hybridisation using Geometric Morphometric (Landmark Method)"<text:line-break/></text:p>
        </text:list-item>
        <text:list-item>
          <text:p text:style-name="P2">2006 - 2011 : <text:span text:style-name="T2">Ingénieur d’Etat (5 years)</text:span>, <text:span text:style-name="T1">Plant ecology and Environment</text:span> UMMTO, Algeria<text:line-break/><text:span text:style-name="T2">Thesis topic:</text:span> " Inventory of oak gallings and evaluation their impact on forest stands"<text:line-break/></text:p>
        </text:list-item>
        <text:list-item>
          <text:p text:style-name="P2">2008 - 2011 : <text:span text:style-name="T2">Senior Technician (3 years)</text:span>, <text:span text:style-name="T1">Database Management</text:span> INSFP, Algeria<text:line-break/><text:span text:style-name="T2">Thesis topic:</text:span> " Creation of a Dynamic Website "</text:p>
        </text:list-item>
      </text:list>
      <text:h text:style-name="Heading_20_2" text:outline-level="2"><text:bookmark-start text:name="programming-skills"/>Programming Skills :<text:bookmark-end text:name="programming-skills"/></text:h>
      <text:p text:style-name="First_20_paragraph"><text:span text:style-name="T1">Geospatial processing:</text:span> Python (rasterio, pandas, numpy, matplotlib,seaborn, geopandas, shapely, …)<text:line-break/><text:span text:style-name="T1">Database:</text:span> SQL<text:line-break/><text:span text:style-name="T1">Version controle:</text:span> Git, GitHub<text:line-break/><text:span text:style-name="T1">Web design:</text:span> HTML , CSS, Markdown<text:line-break/><text:span text:style-name="T1">Softwares:</text:span> QGIS, eCognition, ArcGIS, ERDAS, MapInfo<text:line-break/><text:span text:style-name="T1">Operating systems:</text:span> Linux &amp; Windows</text:p>
      <text:h text:style-name="Heading_20_2" text:outline-level="2"><text:bookmark-start text:name="languages"/>Languages<text:bookmark-end text:name="languages"/></text:h>
      <text:list text:style-name="L3">
        <text:list-item>
          <text:p text:style-name="P3"><text:span text:style-name="T1">Kabyle :</text:span> Mother tongue</text:p>
        </text:list-item>
        <text:list-item>
          <text:p text:style-name="P3"><text:span text:style-name="T1">English:</text:span> Fluent</text:p>
        </text:list-item>
        <text:list-item>
          <text:p text:style-name="P3"><text:span text:style-name="T1">French:</text:span> Fluent</text:p>
        </text:list-item>
        <text:list-item>
          <text:p text:style-name="P3"><text:span text:style-name="T1">Arabic:</text:span> Fluent</text:p>
        </text:list-item>
        <text:list-item>
          <text:p text:style-name="P3"><text:span text:style-name="T1">Greek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apha Lateb</dc:title>
  </office:meta>
</office:document-meta>
</file>